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012" table:default-cell-style-name="ce1"/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dlxnf ljsf; sfo{s|d</text:p>
          </table:table-cell>
          <table:table-cell office:value-type="string" calcext:value-type="string">
            <text:p>dlxnf l;kd'ns sfo{s|d </text:p>
          </table:table-cell>
          <table:table-cell office:value-type="float" office:value="4500000" calcext:value-type="float">
            <text:p>45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dlxnf ljsf; sfo{s|d</text:p>
          </table:table-cell>
          <table:table-cell office:value-type="string" calcext:value-type="string">
            <text:p>dlxnf tyf afn ljsf; sfo{s|d </text:p>
          </table:table-cell>
          <table:table-cell office:value-type="float" office:value="9450000" calcext:value-type="float">
            <text:p>945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laz]if sfo{s|d</text:p>
          </table:table-cell>
          <table:table-cell office:value-type="string" calcext:value-type="string">
            <text:p>dxfgu/ #f]if)ff sfof{Gjog sfo{qmd 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laz]if sfo{s|d</text:p>
          </table:table-cell>
          <table:table-cell office:value-type="string" calcext:value-type="string">
            <text:p>sf&amp;df*f}+ ;kmf zx/ sfo{s|d 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/fh:j cGo ;]jf</text:p>
          </table:table-cell>
          <table:table-cell office:value-type="string" calcext:value-type="string">
            <text:p>ljljw sfo{s|d </text:p>
          </table:table-cell>
          <table:table-cell office:value-type="float" office:value="20250000" calcext:value-type="float">
            <text:p>2025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bz}ltxf/df laz]if ;/;kmfO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jftfj/)f ljefu cGo sfo{ </text:p>
          </table:table-cell>
          <table:table-cell office:value-type="float" office:value="49300000" calcext:value-type="float">
            <text:p>493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;d'bfo kl/rfng sfo{s|d </text:p>
          </table:table-cell>
          <table:table-cell office:value-type="float" office:value="18500000" calcext:value-type="float">
            <text:p>185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jut jif{sf of]hgf sfo{DkGg</text:p>
          </table:table-cell>
          <table:table-cell office:value-type="float" office:value="10000000" calcext:value-type="float">
            <text:p>100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;kmfO{ ;DaGwL sd{rf/L kfl/&gt;lds </text:p>
          </table:table-cell>
          <table:table-cell office:value-type="float" office:value="245000000" calcext:value-type="float">
            <text:p>2450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;kmfO{ ;DaGwL sd{rf/L cGo ;'lawf</text:p>
          </table:table-cell>
          <table:table-cell office:value-type="float" office:value="65000000" calcext:value-type="float">
            <text:p>650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;kmfO{ sfo{sf] nflu OGwg vr{ </text:p>
          </table:table-cell>
          <table:table-cell office:value-type="float" office:value="82000000" calcext:value-type="float">
            <text:p>820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;+oGq dd{t, n'la|s])^; tyf cGo z'Ns </text:p>
          </table:table-cell>
          <table:table-cell office:value-type="float" office:value="34300000" calcext:value-type="float">
            <text:p>343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cGt/f{li^« o ;DaGw cGo ;]j</text:p>
          </table:table-cell>
          <table:table-cell office:value-type="string" calcext:value-type="string">
            <text:p>elugL zx/ sfo{s|d </text:p>
          </table:table-cell>
          <table:table-cell office:value-type="float" office:value="3300000" calcext:value-type="float">
            <text:p>33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cGt/f{li^« o ;DaGw cGo ;]j</text:p>
          </table:table-cell>
          <table:table-cell office:value-type="string" calcext:value-type="string">
            <text:p>k|a${gfTds ;fdfu|L / sfo{s|d 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/fli^« o ;efu[x ljsf;</text:p>
          </table:table-cell>
          <table:table-cell office:value-type="float" office:value="1860000" calcext:value-type="float">
            <text:p>186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zvw/kfs{ ljsf;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/fgL kf]v/L ljsf;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afOwf/f pBfg ljsf;</text:p>
          </table:table-cell>
          <table:table-cell office:value-type="float" office:value="10000000" calcext:value-type="float">
            <text:p>100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+vkfs{ ljsf;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"jf{wf/ ;]jf ;~rfng tyf ;Def/</text:p>
          </table:table-cell>
          <table:table-cell office:value-type="string" calcext:value-type="string">
            <text:p>laQ cGo sfo{ </text:p>
          </table:table-cell>
          <table:table-cell office:value-type="string" calcext:value-type="string">
            <text:p>a[xt sDKo'^/ ;km^j]o/ lgdf{)f 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51:42.001981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7:52:10.880077508</dc:date>
    <meta:generator>LibreOffice/4.2.4.2$Linux_x86 LibreOffice_project/420m0$Build-2</meta:generator>
    <meta:editing-duration>PT13M20S</meta:editing-duration>
    <meta:editing-cycles>12</meta:editing-cycles>
    <meta:document-statistic meta:table-count="1" meta:cell-count="84" meta:object-count="0"/>
  </office:meta>
</office:document-meta>
</file>